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91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B1:Tabelle1.AB15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9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11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14b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15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89e8d89f8be884731658526c2bbb63a" xlink:type="simple">src/administrator/components/com_foos/Controller/DisplayController.php</text:a> </text:p>
          </table:table-cell>
          <table:table-cell table:number-columns-repeated="28"/>
          <table:table-cell office:value-type="string" calcext:value-type="string">
            <text:p>N=New</text:p>
          </table:table-cell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6d076d3fa6472c1e790ce19ae31c3bf" xlink:type="simple">src/administrator/components/com_foos/Controller/FooControll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fb9d35ad689bc79bf4346f6e0e553e8" xlink:type="simple">src/administrator/components/com_foos/Controller/FoosControll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3d7845bfa6b66efefefbbd88069060b" xlink:type="simple">src/administrator/components/com_foos/Extension/FoosComponent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b0c04be2fe1ba9974a1e0767c3fcc64" xlink:type="simple">src/administrator/components/com_foos/Field/Modal/FooField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257a79287b483c2936325c0ce55ac0" xlink:type="simple">src/administrator/components/com_foos/Helper/AssociationsHelp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4af804ab6ce0610ea01ff1723e3c6c0" xlink:type="simple">src/administrator/components/com_foos/Helper/FooHelp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d6e1b90175bcc10694ecf1a2420916d" xlink:type="simple">src/administrator/components/com_foos/Model/FooModel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1f5c669c3c5fd7cf857f65eb2bf427e" xlink:type="simple">src/administrator/components/com_foos/Model/FoosModel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625038fec900e7a55968dc1a1822d32" xlink:type="simple">src/administrator/components/com_foos/Rule/LetterRule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dbfbcad5ebda49cd7f5694b7ff4fb4a" xlink:type="simple">src/administrator/components/com_foos/Service/HTML/AdministratorService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aeb2b5de80cbe9ed14cac4814cd9df5" xlink:type="simple">src/administrator/components/com_foos/Table/FooTable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accca18b23ec5093f1cd6d734cdbaf9" xlink:type="simple">src/administrator/components/com_foos/View/Foo/HtmlView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b2d5297fd58ae8cfc2d953911f70715" xlink:type="simple">src/administrator/components/com_foos/View/Foos/HtmlView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5dfd09c647ca1e552c9016cf918acf3" xlink:type="simple">src/administrator/components/com_foos/access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dae0db3f8d3158d1cb6f5ea6ec23241" xlink:type="simple">src/administrator/components/com_foos/changelog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9be56d6cedb2c832265e47642f0afb25" xlink:type="simple">src/administrator/components/com_foos/config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ac31d11b890ecf3792e746ec6337c09" xlink:type="simple">src/administrator/components/com_foos/foo_update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ff20be1dacde6c4c8e68e90161e0578" xlink:type="simple">src/administrator/components/com_foos/foos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0833320598887b6d6cc4feb95d4408" xlink:type="simple">src/administrator/components/com_foos/forms/filter_foos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62e27353fbe755d3813ea2df19cd0ed" xlink:type="simple">src/administrator/components/com_foos/forms/foo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55cce603edfad1e72922626142760c9f" xlink:type="simple">src/administrator/components/com_foos/language/en-GB/en-GB.com_foos.ini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1e834b2810a0d92812dcf6520325223" xlink:type="simple">src/administrator/components/com_foos/language/en-GB/en-GB.com_foos.sys.ini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aceee287e50092f4d9e6caaec3b8b40" xlink:type="simple">src/administrator/components/com_foos/script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f6a8e05c359293ccc2ab0a2046bce7f" xlink:type="simple">src/administrator/components/com_foos/services/provid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96f245bc8e493f91277fd33913ef974" xlink:type="simple">src/administrator/components/com_foos/sql/install.mysql.utf8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e256ea429d6d414897f4bfe1730b9d8a" xlink:type="simple">src/administrator/components/com_foos/sql/uninstall.mysql.utf8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733515afd3a41db064bbc7c67eed99" xlink:type="simple">src/administrator/components/com_foos/sql/updates/mysql/1.10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59d096cabcba40547d9439912884eeb" xlink:type="simple">src/administrator/components/com_foos/sql/updates/mysql/1.12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887900bdf8ea93f423998fce20375586" xlink:type="simple">src/administrator/components/com_foos/sql/updates/mysql/1.13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32f1447c674272df10ad100902d1ec7" xlink:type="simple">src/administrator/components/com_foos/sql/updates/mysql/1.15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70838b5ba842e83f806cc763f4c3855" xlink:type="simple">src/administrator/components/com_foos/sql/updates/mysql/1.16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bc9c6fa390e8a28cab43bfccfdbe2f29" xlink:type="simple">src/administrator/components/com_foos/sql/updates/mysql/1.18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28247265c0ccc2ce960c41540f803c3" xlink:type="simple">src/administrator/components/com_foos/sql/updates/mysql/1.21.0.sq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1637778e5f7d1d56dd1751af1970f01b" xlink:type="simple">src/administrator/components/com_foos/tmpl/foo/edit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0a681faa92b56a5268be6268afbe52f" xlink:type="simple">src/administrator/components/com_foos/tmpl/foo/edit_associations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28edea128d439c54b0508bb61d58f12" xlink:type="simple">src/administrator/components/com_foos/tmpl/foo/modal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186af99ea4e3321b497b86fcd1cd757" xlink:type="simple">src/administrator/components/com_foos/tmpl/foos/default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5971ae28621cbc5d5d6f2b11fe2da7d" xlink:type="simple">src/administrator/components/com_foos/tmpl/foos/default_batch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b2d92dcca8384605c7c4c4e7111093" xlink:type="simple">src/administrator/components/com_foos/tmpl/foos/default_batch_body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d653f1f236af4637ec0c4a7ff789bde1" xlink:type="simple">src/administrator/components/com_foos/tmpl/foos/default_batch_foot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eba8d42de72372f42f890d454bf928e" xlink:type="simple">src/administrator/components/com_foos/tmpl/foos/modal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99a5d147cfd2f53b4a82dd9b5247561" xlink:type="simple">src/components/com_foos/Controller/DisplayController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0d33597996979070c470d2aa0085559e" xlink:type="simple">src/components/com_foos/Model/FooModel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f15888336cf897cb38514febf78c0d3c" xlink:type="simple">src/components/com_foos/View/Foo/HtmlView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2161b19223cead85bdb765964bf6a266" xlink:type="simple">src/components/com_foos/language/en-GB/en-GB.com_foos.ini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a33732ebd6992540b8adca5615b51a1f" xlink:type="simple">src/components/com_foos/tmpl/foo/default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35fa310ee8efa91ecb0e9f7c604d413f" xlink:type="simple">src/components/com_foos/tmpl/foo/default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cf093e47c9ffd0b7b3b78ec39042ac8f" xlink:type="simple">src/components/com_foos/tmpl/foo/withhead.php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7176b16bc7f23a2478b1d0755d568b83" xlink:type="simple">src/components/com_foos/tmpl/foo/withhead.xml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68de4c4edca27f9e89ecedeef62c11bb" xlink:type="simple">src/media/com_foos/js/admin-foos-letter.js</text:a> 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<text:a xlink:href="https://github.com/astridx/boilerplate/compare/astridx:t0...t24#diff-4edb4212d7ab2a7cb25312a4799b1c95" xlink:type="simple">src/media/com_foos/js/admin-foos-modal.js</text:a></text:p>
          </table:table-cell>
          <table:table-cell table:number-columns-repeated="29"/>
        </table:table-row>
        <table:table-row table:style-name="ro1" table:number-rows-repeated="1048472">
          <table:table-cell table:number-columns-repeated="30"/>
        </table:table-row>
        <table:table-row table:style-name="ro2" table:number-rows-repeated="50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.00.0000</text:date>, <text:time style:data-style-name="N2" text:time-value="10:20:40.5943287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3:21:21.145413794</meta:creation-date>
    <meta:generator>LibreOffice/6.0.7.3$Linux_X86_64 LibreOffice_project/00m0$Build-3</meta:generator>
    <dc:date>2019-09-09T13:21:46.003141204</dc:date>
    <meta:editing-duration>PT54M7S</meta:editing-duration>
    <meta:editing-cycles>6</meta:editing-cycles>
    <meta:document-statistic meta:table-count="1" meta:cell-count="80" meta:object-count="0"/>
  </office:meta>
</office:document-meta>
</file>